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text>d</mtext>
              <mrow>
                <mtext>d</mtext>
                <mi>A</mi>
              </mrow>
            </mfrac>
            <mfenced open="(" close=")">
              <mrow>
                <mi>f</mi>
                <mrow>
                  <mo stretchy="false">(</mo>
                  <mrow>
                    <mi>A</mi>
                  </mrow>
                  <mo stretchy="false">)</mo>
                </mrow>
                <mrow>
                  <mi/>
                  <mo stretchy="false">+</mo>
                  <mi/>
                </mrow>
                <mi>g</mi>
                <mrow>
                  <mo stretchy="false">(</mo>
                  <mrow>
                    <mi>A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frac>
              <mtext>d</mtext>
              <mrow>
                <mtext>d</mtext>
                <mi>A</mi>
              </mrow>
            </mfrac>
            <mi>f</mi>
            <mrow>
              <mo stretchy="false">(</mo>
              <mrow>
                <mi>A</mi>
              </mrow>
              <mo stretchy="false">)</mo>
            </mrow>
            <mrow>
              <mi/>
              <mo stretchy="false">+</mo>
              <mi/>
            </mrow>
            <mfrac>
              <mtext>d</mtext>
              <mrow>
                <mtext>d</mtext>
                <mi>A</mi>
              </mrow>
            </mfrac>
            <mi>g</mi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/>
        </mtd>
      </mtr>
      <mtr>
        <mtd>
          <mrow>
            <mfrac>
              <mtext>d</mtext>
              <mrow>
                <mtext>d</mtext>
                <mi>A</mi>
              </mrow>
            </mfrac>
            <mfenced open="(" close=")">
              <mrow>
                <mi>f</mi>
                <mrow>
                  <mo stretchy="false">(</mo>
                  <mrow>
                    <mi>A</mi>
                  </mrow>
                  <mo stretchy="false">)</mo>
                </mrow>
                <mi>g</mi>
                <mrow>
                  <mo stretchy="false">(</mo>
                  <mrow>
                    <mi>A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frac>
              <mrow>
                <mtext>d</mtext>
                <mi>f</mi>
              </mrow>
              <mrow>
                <mtext>d</mtext>
                <mi>A</mi>
              </mrow>
            </mfrac>
            <mi>g</mi>
            <mrow>
              <mo stretchy="false">(</mo>
              <mrow>
                <mi>A</mi>
              </mrow>
              <mo stretchy="false">)</mo>
            </mrow>
            <mrow>
              <mi/>
              <mo stretchy="false">+</mo>
              <mi/>
            </mrow>
            <mi>f</mi>
            <mrow>
              <mo stretchy="false">(</mo>
              <mrow>
                <mi>A</mi>
              </mrow>
              <mo stretchy="false">)</mo>
            </mrow>
            <mfrac>
              <mrow>
                <mtext>d</mtext>
                <mi>g</mi>
              </mrow>
              <mrow>
                <mtext>d</mtext>
                <mi>A</mi>
              </mrow>
            </mfrac>
          </mrow>
        </mtd>
      </mtr>
      <mtr>
        <mtd>
          <mrow/>
        </mtd>
      </mtr>
      <mtr>
        <mtd>
          <mrow>
            <mfrac>
              <mtext>d</mtext>
              <mrow>
                <mtext>d</mtext>
                <mi>A</mi>
              </mrow>
            </mfrac>
            <msup>
              <mi>A</mi>
              <mi>n</mi>
            </msup>
            <mrow>
              <mi/>
              <mo stretchy="false">=</mo>
              <mi/>
            </mrow>
            <mi>n</mi>
            <msup>
              <mi>A</mi>
              <mrow>
                <mrow>
                  <mi>n</mi>
                  <mo stretchy="false">−</mo>
                  <mn>1</mn>
                </mrow>
              </mrow>
            </msup>
            <mi/>
            <mtext> ; </mtext>
            <mi/>
            <mfrac>
              <mtext>d</mtext>
              <mrow>
                <mtext>d</mtext>
                <mi>A</mi>
              </mrow>
            </mfrac>
            <msup>
              <mtext>e</mtext>
              <mrow>
                <mi>c</mi>
                <mi>A</mi>
              </mrow>
            </msup>
            <mrow>
              <mi/>
              <mo stretchy="false">=</mo>
              <mi/>
            </mrow>
            <mi>c</mi>
            <msup>
              <mtext>e</mtext>
              <mrow>
                <mi>c</mi>
                <mi>A</mi>
              </mrow>
            </msup>
            <mi/>
            <mtext> , </mtext>
            <mi/>
            <mrow>
              <mi>c</mi>
              <mo stretchy="false">∈</mo>
              <mo stretchy="false">ℂ</mo>
            </mrow>
          </mrow>
        </mtd>
      </mtr>
    </mtable>
    <annotation encoding="StarMath 5.0">"d" over {"d" A} left ( f(A) `+` g(A) right ) `=` "d" over {"d" A} f(A) `+` "d" over {"d" A} g(A) newline newline
"d" over {"d" A} left ( f(A) g(A) right ) `=` {"d" f} over {"d" A} g(A) `+` f(A) {"d" g} over {"d" A} newline newline
"d" over {"d" A} A^n `=` n A ^{n-1} `" ; "~ "d" over {"d" A} "e"^{c A} `=` c "e"^{c A} `" , "~ c in setC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1:37:24.778000000</meta:creation-date>
    <meta:generator>LibreOffice/4.1.4.2$Windows_x86 LibreOffice_project/0a0440ccc0227ad9829de5f46be37cfb6edcf72</meta:generator>
  </office:meta>
</office:document-meta>
</file>